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rotation-align="none"/>
    </style:style>
    <style:style style:name="ce1" style:family="table-cell" style:parent-style-name="Default" style:data-style-name="N111"/>
    <style:style style:name="ce2" style:family="table-cell" style:parent-style-name="Default" style:data-style-name="N111">
      <style:table-cell-properties fo:background-color="transparent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plyn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R_d</text:p>
          </table:table-cell>
          <table:table-cell office:value-type="string" calcext:value-type="string">
            <text:p>R_d_err</text:p>
          </table:table-cell>
          <table:table-cell office:value-type="string" calcext:value-type="string">
            <text:p>p</text:p>
          </table:table-cell>
          <table:table-cell table:style-name="Default" office:value-type="string" calcext:value-type="string">
            <text:p>T</text:p>
          </table:table-cell>
          <table:table-cell office:value-type="string" calcext:value-type="string">
            <text:p>odpary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Normální_20_3" office:value-type="float" office:value="2" calcext:value-type="float">
            <text:p>2</text:p>
          </table:table-cell>
          <table:table-cell office:value-type="string" calcext:value-type="string">
            <text:p>MCH</text:p>
          </table:table-cell>
          <table:table-cell office:value-type="float" office:value="345.682395" calcext:value-type="float">
            <text:p>345,682395</text:p>
          </table:table-cell>
          <table:table-cell office:value-type="float" office:value="24.6583963518701" calcext:value-type="float">
            <text:p>24,6583963518701</text:p>
          </table:table-cell>
          <table:table-cell office:value-type="float" office:value="100000" calcext:value-type="float">
            <text:p>100000</text:p>
          </table:table-cell>
          <table:table-cell table:style-name="Default" office:value-type="float" office:value="25.1" calcext:value-type="float">
            <text:p>25,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Normální_20_3" office:value-type="float" office:value="1" calcext:value-type="float">
            <text:p>1</text:p>
          </table:table-cell>
          <table:table-cell office:value-type="string" calcext:value-type="string">
            <text:p>MDC</text:p>
          </table:table-cell>
          <table:table-cell office:value-type="float" office:value="406.072735" calcext:value-type="float">
            <text:p>406,072735</text:p>
          </table:table-cell>
          <table:table-cell office:value-type="float" office:value="23.3471343988271" calcext:value-type="float">
            <text:p>23,3471343988271</text:p>
          </table:table-cell>
          <table:table-cell office:value-type="float" office:value="100000" calcext:value-type="float">
            <text:p>100000</text:p>
          </table:table-cell>
          <table:table-cell table:style-name="Default" office:value-type="float" office:value="25.1" calcext:value-type="float">
            <text:p>25,1</text:p>
          </table:table-cell>
          <table:table-cell office:value-type="float" office:value="1042.3" calcext:value-type="float">
            <text:p>1042,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Normální_20_3" office:value-type="float" office:value="5" calcext:value-type="float">
            <text:p>5</text:p>
          </table:table-cell>
          <table:table-cell office:value-type="string" calcext:value-type="string">
            <text:p>TMH</text:p>
          </table:table-cell>
          <table:table-cell office:value-type="float" office:value="251.165235" calcext:value-type="float">
            <text:p>251,165235</text:p>
          </table:table-cell>
          <table:table-cell office:value-type="float" office:value="26.8744604247688" calcext:value-type="float">
            <text:p>26,8744604247688</text:p>
          </table:table-cell>
          <table:table-cell office:value-type="float" office:value="100000" calcext:value-type="float">
            <text:p>100000</text:p>
          </table:table-cell>
          <table:table-cell table:style-name="Default" office:value-type="float" office:value="25.1" calcext:value-type="float">
            <text:p>25,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Normální_20_3" office:value-type="float" office:value="4" calcext:value-type="float">
            <text:p>4</text:p>
          </table:table-cell>
          <table:table-cell office:value-type="string" calcext:value-type="string">
            <text:p>TCE</text:p>
          </table:table-cell>
          <table:table-cell office:value-type="float" office:value="152.1117" calcext:value-type="float">
            <text:p>152,1117</text:p>
          </table:table-cell>
          <table:table-cell office:value-type="float" office:value="10.996477633753" calcext:value-type="float">
            <text:p>10,996477633753</text:p>
          </table:table-cell>
          <table:table-cell office:value-type="float" office:value="100000" calcext:value-type="float">
            <text:p>100000</text:p>
          </table:table-cell>
          <table:table-cell table:style-name="Default" office:value-type="float" office:value="25.1" calcext:value-type="float">
            <text:p>25,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Normální_20_3"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office:value-type="float" office:value="140.2985" calcext:value-type="float">
            <text:p>140,2985</text:p>
          </table:table-cell>
          <table:table-cell office:value-type="float" office:value="21.044775" calcext:value-type="float">
            <text:p>21,044775</text:p>
          </table:table-cell>
          <table:table-cell office:value-type="float" office:value="100000" calcext:value-type="float">
            <text:p>100000</text:p>
          </table:table-cell>
          <table:table-cell table:style-name="Default" office:value-type="float" office:value="25.1" calcext:value-type="float">
            <text:p>25,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Normální_20_3" office:value-type="float" office:value="2" calcext:value-type="float">
            <text:p>2</text:p>
          </table:table-cell>
          <table:table-cell office:value-type="string" calcext:value-type="string">
            <text:p>MCH</text:p>
          </table:table-cell>
          <table:table-cell office:value-type="float" office:value="697.907175" calcext:value-type="float">
            <text:p>697,907175</text:p>
          </table:table-cell>
          <table:table-cell office:value-type="float" office:value="49.5914528259133" calcext:value-type="float">
            <text:p>49,5914528259133</text:p>
          </table:table-cell>
          <table:table-cell office:value-type="float" office:value="100000" calcext:value-type="float">
            <text:p>100000</text:p>
          </table:table-cell>
          <table:table-cell table:style-name="Default" office:value-type="float" office:value="25.16" calcext:value-type="float">
            <text:p>25,16</text:p>
          </table:table-cell>
          <table:table-cell office:value-type="float" office:value="989.2" calcext:value-type="float">
            <text:p>989,2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Normální_20_3" office:value-type="float" office:value="1" calcext:value-type="float">
            <text:p>1</text:p>
          </table:table-cell>
          <table:table-cell office:value-type="string" calcext:value-type="string">
            <text:p>MDC</text:p>
          </table:table-cell>
          <table:table-cell office:value-type="float" office:value="285.702165" calcext:value-type="float">
            <text:p>285,702165</text:p>
          </table:table-cell>
          <table:table-cell office:value-type="float" office:value="16.4966812442714" calcext:value-type="float">
            <text:p>16,4966812442714</text:p>
          </table:table-cell>
          <table:table-cell office:value-type="float" office:value="100000" calcext:value-type="float">
            <text:p>100000</text:p>
          </table:table-cell>
          <table:table-cell table:style-name="Default" office:value-type="float" office:value="25.16" calcext:value-type="float">
            <text:p>25,1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Normální_20_3" office:value-type="float" office:value="5" calcext:value-type="float">
            <text:p>5</text:p>
          </table:table-cell>
          <table:table-cell office:value-type="string" calcext:value-type="string">
            <text:p>TMH</text:p>
          </table:table-cell>
          <table:table-cell office:value-type="float" office:value="215.240555" calcext:value-type="float">
            <text:p>215,240555</text:p>
          </table:table-cell>
          <table:table-cell office:value-type="float" office:value="23.0029276652841" calcext:value-type="float">
            <text:p>23,0029276652841</text:p>
          </table:table-cell>
          <table:table-cell office:value-type="float" office:value="100000" calcext:value-type="float">
            <text:p>100000</text:p>
          </table:table-cell>
          <table:table-cell table:style-name="Default" office:value-type="float" office:value="25.16" calcext:value-type="float">
            <text:p>25,1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Normální_20_3" office:value-type="float" office:value="4" calcext:value-type="float">
            <text:p>4</text:p>
          </table:table-cell>
          <table:table-cell office:value-type="string" calcext:value-type="string">
            <text:p>TCE</text:p>
          </table:table-cell>
          <table:table-cell office:value-type="float" office:value="124.391415" calcext:value-type="float">
            <text:p>124,391415</text:p>
          </table:table-cell>
          <table:table-cell office:value-type="float" office:value="8.9831237717921" calcext:value-type="float">
            <text:p>8,9831237717921</text:p>
          </table:table-cell>
          <table:table-cell office:value-type="float" office:value="100000" calcext:value-type="float">
            <text:p>100000</text:p>
          </table:table-cell>
          <table:table-cell table:style-name="Default" office:value-type="float" office:value="25.16" calcext:value-type="float">
            <text:p>25,1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Normální_20_3"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office:value-type="float" office:value="277.35975" calcext:value-type="float">
            <text:p>277,35975</text:p>
          </table:table-cell>
          <table:table-cell office:value-type="float" office:value="41.6039625" calcext:value-type="float">
            <text:p>41,6039625</text:p>
          </table:table-cell>
          <table:table-cell office:value-type="float" office:value="100000" calcext:value-type="float">
            <text:p>100000</text:p>
          </table:table-cell>
          <table:table-cell table:style-name="Default" office:value-type="float" office:value="25.16" calcext:value-type="float">
            <text:p>25,16</text:p>
          </table:table-cell>
          <table:table-cell office:value-type="float" office:value="317.1" calcext:value-type="float">
            <text:p>317,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Normální_20_3" office:value-type="float" office:value="2" calcext:value-type="float">
            <text:p>2</text:p>
          </table:table-cell>
          <table:table-cell office:value-type="string" calcext:value-type="string">
            <text:p>MCH</text:p>
          </table:table-cell>
          <table:table-cell table:style-name="Normální_20_3" office:value-type="float" office:value="126.24099" calcext:value-type="float">
            <text:p>126,24099</text:p>
          </table:table-cell>
          <table:table-cell table:style-name="Normální_20_3" office:value-type="float" office:value="12.624099" calcext:value-type="float">
            <text:p>12,624099</text:p>
          </table:table-cell>
          <table:table-cell office:value-type="float" office:value="100000" calcext:value-type="float">
            <text:p>100000</text:p>
          </table:table-cell>
          <table:table-cell table:style-name="Default" office:value-type="float" office:value="24.48" calcext:value-type="float">
            <text:p>24,4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Normální_20_3" office:value-type="float" office:value="1" calcext:value-type="float">
            <text:p>1</text:p>
          </table:table-cell>
          <table:table-cell office:value-type="string" calcext:value-type="string">
            <text:p>MDC</text:p>
          </table:table-cell>
          <table:table-cell table:style-name="Normální_20_3" office:value-type="float" office:value="118.3835" calcext:value-type="float">
            <text:p>118,3835</text:p>
          </table:table-cell>
          <table:table-cell table:style-name="Normální_20_3" office:value-type="float" office:value="9.47068" calcext:value-type="float">
            <text:p>9,47068</text:p>
          </table:table-cell>
          <table:table-cell office:value-type="float" office:value="100000" calcext:value-type="float">
            <text:p>100000</text:p>
          </table:table-cell>
          <table:table-cell table:style-name="Default" office:value-type="float" office:value="24.48" calcext:value-type="float">
            <text:p>24,4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Normální_20_3" office:value-type="float" office:value="5" calcext:value-type="float">
            <text:p>5</text:p>
          </table:table-cell>
          <table:table-cell office:value-type="string" calcext:value-type="string">
            <text:p>TMH</text:p>
          </table:table-cell>
          <table:table-cell table:style-name="Normální_20_3" office:value-type="float" office:value="113.1396" calcext:value-type="float">
            <text:p>113,1396</text:p>
          </table:table-cell>
          <table:table-cell table:style-name="Normální_20_3" office:value-type="float" office:value="16.97094" calcext:value-type="float">
            <text:p>16,97094</text:p>
          </table:table-cell>
          <table:table-cell office:value-type="float" office:value="100000" calcext:value-type="float">
            <text:p>100000</text:p>
          </table:table-cell>
          <table:table-cell table:style-name="Default" office:value-type="float" office:value="24.48" calcext:value-type="float">
            <text:p>24,4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Normální_20_3" office:value-type="float" office:value="4" calcext:value-type="float">
            <text:p>4</text:p>
          </table:table-cell>
          <table:table-cell office:value-type="string" calcext:value-type="string">
            <text:p>TCE</text:p>
          </table:table-cell>
          <table:table-cell table:style-name="Normální_20_3" office:value-type="float" office:value="258.03988" calcext:value-type="float">
            <text:p>258,03988</text:p>
          </table:table-cell>
          <table:table-cell table:style-name="Normální_20_3" office:value-type="float" office:value="25.803988" calcext:value-type="float">
            <text:p>25,803988</text:p>
          </table:table-cell>
          <table:table-cell office:value-type="float" office:value="100000" calcext:value-type="float">
            <text:p>100000</text:p>
          </table:table-cell>
          <table:table-cell table:style-name="Default" office:value-type="float" office:value="24.48" calcext:value-type="float">
            <text:p>24,48</text:p>
          </table:table-cell>
          <table:table-cell office:value-type="float" office:value="840.8" calcext:value-type="float">
            <text:p>840,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Normální_20_3"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style-name="Normální_20_3" office:value-type="float" office:value="61.65569" calcext:value-type="float">
            <text:p>61,65569</text:p>
          </table:table-cell>
          <table:table-cell table:style-name="Normální_20_3" office:value-type="float" office:value="9.2483535" calcext:value-type="float">
            <text:p>9,2483535</text:p>
          </table:table-cell>
          <table:table-cell office:value-type="float" office:value="100000" calcext:value-type="float">
            <text:p>100000</text:p>
          </table:table-cell>
          <table:table-cell table:style-name="Default" office:value-type="float" office:value="24.48" calcext:value-type="float">
            <text:p>24,4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Normální_20_3" office:value-type="float" office:value="2" calcext:value-type="float">
            <text:p>2</text:p>
          </table:table-cell>
          <table:table-cell office:value-type="string" calcext:value-type="string">
            <text:p>MCH</text:p>
          </table:table-cell>
          <table:table-cell office:value-type="float" office:value="358.648045" calcext:value-type="float">
            <text:p>358,648045</text:p>
          </table:table-cell>
          <table:table-cell office:value-type="float" office:value="25.5371058665374" calcext:value-type="float">
            <text:p>25,53710586653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.03" calcext:value-type="float">
            <text:p>25,0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Normální_20_3" office:value-type="float" office:value="1" calcext:value-type="float">
            <text:p>1</text:p>
          </table:table-cell>
          <table:table-cell office:value-type="string" calcext:value-type="string">
            <text:p>MDC</text:p>
          </table:table-cell>
          <table:table-cell office:value-type="float" office:value="336.225085" calcext:value-type="float">
            <text:p>336,225085</text:p>
          </table:table-cell>
          <table:table-cell office:value-type="float" office:value="19.445388343711" calcext:value-type="float">
            <text:p>19,4453883437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.03" calcext:value-type="float">
            <text:p>25,0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Normální_20_3" office:value-type="float" office:value="5" calcext:value-type="float">
            <text:p>5</text:p>
          </table:table-cell>
          <table:table-cell office:value-type="string" calcext:value-type="string">
            <text:p>TMH</text:p>
          </table:table-cell>
          <table:table-cell office:value-type="float" office:value="402.643445" calcext:value-type="float">
            <text:p>402,643445</text:p>
          </table:table-cell>
          <table:table-cell office:value-type="float" office:value="42.9077894522406" calcext:value-type="float">
            <text:p>42,90778945224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.03" calcext:value-type="float">
            <text:p>25,03</text:p>
          </table:table-cell>
          <table:table-cell office:value-type="float" office:value="991" calcext:value-type="float">
            <text:p>99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Normální_20_3" office:value-type="float" office:value="4" calcext:value-type="float">
            <text:p>4</text:p>
          </table:table-cell>
          <table:table-cell office:value-type="string" calcext:value-type="string">
            <text:p>TCE</text:p>
          </table:table-cell>
          <table:table-cell office:value-type="float" office:value="166.969505" calcext:value-type="float">
            <text:p>166,969505</text:p>
          </table:table-cell>
          <table:table-cell office:value-type="float" office:value="12.0556851933041" calcext:value-type="float">
            <text:p>12,05568519330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.03" calcext:value-type="float">
            <text:p>25,0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Normální_20_3"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office:value-type="float" office:value="146.60916" calcext:value-type="float">
            <text:p>146,60916</text:p>
          </table:table-cell>
          <table:table-cell office:value-type="float" office:value="21.991374" calcext:value-type="float">
            <text:p>21,9913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.03" calcext:value-type="float">
            <text:p>25,0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  <table:table-cell table:style-name="ce3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Normální_20_3" table:number-columns-repeated="2"/>
          <table:table-cell table:number-columns-repeated="3"/>
          <table:table-cell table:style-name="ce3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Normální_20_3" table:number-columns-repeated="2"/>
          <table:table-cell table:number-columns-repeated="9"/>
        </table:table-row>
        <table:table-row table:style-name="ro1">
          <table:table-cell/>
          <table:table-cell table:style-name="Normální_20_3" table:number-columns-repeated="3"/>
          <table:table-cell table:number-columns-repeated="9"/>
        </table:table-row>
        <table:table-row table:style-name="ro1">
          <table:table-cell/>
          <table:table-cell table:style-name="Normální_20_3" table:number-columns-repeated="2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 table:number-rows-repeated="2"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 table:number-rows-repeated="2">
          <table:table-cell table:number-columns-repeated="7"/>
          <table:table-cell table:style-name="ce3"/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table:style-name="ce3"/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 table:number-rows-repeated="2"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style-name="ce3"/>
          <table:table-cell table:number-columns-repeated="3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8"/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7"/>
          <table:table-cell table:style-name="ce3"/>
          <table:table-cell table:number-columns-repeated="5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table:style-name="Default"/>
          <table:table-cell/>
          <table:table-cell table:style-name="ce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date-style style:name="N112">
      <number:month/>
      <number:text>.</number:text>
      <number:day/>
      <number:text>.</number:text>
      <number:year number:style="long"/>
    </number:date-style>
    <number:number-style style:name="N113">
      <number:number number:decimal-places="1" loext:min-decimal-places="1" number:min-integer-digits="1"/>
      <number:text>°C</number:text>
    </number:number-style>
    <number:number-style style:name="N114">
      <number:number number:decimal-places="5" loext:min-decimal-places="5" number:min-integer-digits="1"/>
    </number:number-style>
    <number:date-style style:name="N116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116">
      <number:text-content/>
      <style:map style:condition="value()&lt;=1.79769313486232E+308" style:apply-style-name="N116P0"/>
    </number:text-style>
    <number:time-style style:name="N118P0" style:volatile="true">
      <number:hours/>
      <number:text>:</number:text>
      <number:minutes number:style="long"/>
    </number:time-style>
    <number:text-style style:name="N118">
      <number:text-content/>
      <style:map style:condition="value()&lt;=1.79769313486232E+308" style:apply-style-name="N118P0"/>
    </number:text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decimal-places="4" loext:min-decimal-places="4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ální_20_3" style:display-name="Normální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.00.0000</text:date>, <text:time style:data-style-name="N2" text:time-value="10:28:09.458987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5:51:45.865330445</meta:creation-date>
    <dc:date>2019-08-27T10:29:19.655125826</dc:date>
    <meta:editing-duration>PT6H12M25S</meta:editing-duration>
    <meta:editing-cycles>26</meta:editing-cycles>
    <meta:generator>LibreOffice/6.1.6.3$Linux_X86_64 LibreOffice_project/10$Build-3</meta:generator>
    <meta:document-statistic meta:table-count="1" meta:cell-count="168" meta:object-count="0"/>
  </office:meta>
</office:document-meta>
</file>